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74cm" fo:min-width="2.937cm"/>
    </style:style>
    <style:style style:name="gr2" style:family="graphic" style:parent-style-name="standard">
      <style:graphic-properties draw:textarea-horizontal-align="justify" draw:textarea-vertical-align="middle" draw:auto-grow-height="false" fo:min-height="1.574cm" fo:min-width="2.938cm"/>
    </style:style>
    <style:style style:name="gr3" style:family="graphic" style:parent-style-name="standard">
      <style:graphic-properties draw:stroke="none" svg:stroke-color="#3465a4" draw:fill="solid" draw:fill-color="#fff9ae" draw:textarea-horizontal-align="justify" draw:textarea-vertical-align="middle" draw:auto-grow-height="false" fo:min-height="1.08cm" fo:min-width="7.063cm"/>
    </style:style>
    <style:style style:name="gr4" style:family="graphic" style:parent-style-name="standard">
      <style:graphic-properties draw:stroke="none" svg:stroke-color="#3465a4" draw:fill="solid" draw:fill-color="#fff9ae" draw:textarea-horizontal-align="justify" draw:textarea-vertical-align="middle" draw:auto-grow-height="false" fo:min-height="1.08cm" fo:min-width="7.963cm"/>
    </style:style>
    <style:style style:name="gr5" style:family="graphic" style:parent-style-name="standard">
      <style:graphic-properties draw:stroke="none" svg:stroke-color="#3465a4" draw:fill="solid" draw:fill-color="#fff9ae" draw:textarea-horizontal-align="justify" draw:textarea-vertical-align="middle" draw:auto-grow-height="false" fo:min-height="0.95cm" fo:min-width="7.063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9ae"/>
      <style:paragraph-properties fo:text-align="center"/>
      <style:text-properties fo:font-size="12pt" fo:font-style="italic" style:font-size-asian="18pt" style:font-weight-asian="normal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fo:font-style="italic" style:font-size-asian="18pt" style:font-weight-asian="normal" style:font-size-complex="18pt"/>
    </style:style>
    <style:style style:name="T2" style:family="text">
      <style:text-properties fo:font-size="12pt" fo:font-style="italic" fo:font-weight="bold" style:font-size-asian="18pt" style:font-weight-asian="normal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859cm" svg:height="2.578cm" svg:x="11.484cm" svg:y="1.6cm">
            <text:p text:style-name="P1">schema_or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2" draw:text-style-name="P1" draw:layer="layout" svg:width="4.86cm" svg:height="2.578cm" svg:x="2.993cm" svg:y="4.854cm">
              <text:p text:style-name="P1">schema_loan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86cm" svg:height="2.578cm" svg:x="8.64cm" svg:y="4.976cm">
              <text:p text:style-name="P1">schema_client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86cm" svg:height="2.578cm" svg:x="14.093cm" svg:y="5.247cm">
              <text:p text:style-name="P1">schema_group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86cm" svg:height="2.578cm" svg:x="19.74cm" svg:y="5.069cm">
              <text:p text:style-name="P1">...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" draw:text-style-name="P1" draw:layer="layout" svg:width="4.859cm" svg:height="2.578cm" svg:x="11.6cm" svg:y="8.5cm">
            <text:p text:style-name="P1">schema_mambu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7.563cm" svg:height="1.33cm" svg:x="17.237cm" svg:y="8.2cm">
            <text:p text:style-name="P1"><text:span text:style-name="T1">(holds the ORM for each table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8.463cm" svg:height="1.33cm" svg:x="2.9cm" svg:y="2.3cm">
            <text:p text:style-name="P1"><text:span text:style-name="T1">(holds an engine connection, the Base for</text:span></text:p>
            <text:p text:style-name="P1"><text:span text:style-name="T1">all tables, and the default session)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7.563cm" svg:height="1.2cm" svg:x="3.937cm" svg:y="9.4cm">
            <text:p text:style-name="P1"><text:span text:style-name="T1">(utility module to import </text:span><text:span text:style-name="T2">everything</text:span><text:span text:style-name="T1">)</text:span></text:p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4cm" svg:y1="4.2cm" svg:x2="5cm" svg:y2="4.9cm">
            <text:p/>
          </draw:line>
          <draw:line draw:style-name="gr6" draw:text-style-name="P3" draw:layer="layout" svg:x1="14cm" svg:y1="4.1cm" svg:x2="11cm" svg:y2="5.1cm">
            <text:p/>
          </draw:line>
          <draw:line draw:style-name="gr6" draw:text-style-name="P3" draw:layer="layout" svg:x1="13.9cm" svg:y1="4.2cm" svg:x2="16.8cm" svg:y2="5.3cm">
            <text:p/>
          </draw:line>
          <draw:line draw:style-name="gr7" draw:text-style-name="P3" draw:layer="layout" svg:x1="14.1cm" svg:y1="4.1cm" svg:x2="22.3cm" svg:y2="5cm">
            <text:p/>
          </draw:line>
          <draw:line draw:style-name="gr6" draw:text-style-name="P3" draw:layer="layout" svg:x1="5.4cm" svg:y1="7.5cm" svg:x2="14.1cm" svg:y2="8.5cm">
            <text:p/>
          </draw:line>
          <draw:line draw:style-name="gr6" draw:text-style-name="P3" draw:layer="layout" svg:x1="11.1cm" svg:y1="7.6cm" svg:x2="14.1cm" svg:y2="8.6cm">
            <text:p/>
          </draw:line>
          <draw:line draw:style-name="gr6" draw:text-style-name="P3" draw:layer="layout" svg:x1="16.5cm" svg:y1="7.8cm" svg:x2="13.9cm" svg:y2="8.5cm">
            <text:p/>
          </draw:line>
          <draw:line draw:style-name="gr6" draw:text-style-name="P3" draw:layer="layout" svg:x1="22.2cm" svg:y1="7.6cm" svg:x2="14cm" svg:y2="8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Code2000" style:font-family-asian="Code2000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9.704cm" fo:margin-left="2.349cm" fo:margin-right="2.648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8:50:01.721840512</meta:creation-date>
    <dc:date>2018-07-17T19:04:52.627424792</dc:date>
    <meta:editing-duration>PT2M30S</meta:editing-duration>
    <meta:editing-cycles>2</meta:editing-cycles>
    <meta:generator>LibreOffice/6.0.5.2$Linux_X86_64 LibreOffice_project/00m0$Build-2</meta:generator>
    <meta:document-statistic meta:object-count="19"/>
  </office:meta>
</office:document-meta>
</file>